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2709in"/>
    </style:style>
    <style:style style:name="co2" style:family="table-column">
      <style:table-column-properties fo:break-before="auto" style:column-width="0.4217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2.5098in" svg:y="0.2169in">
            <draw:object draw:notify-on-update-of-ranges="Sheet1.C2:Sheet1.C36 Sheet1.D2:Sheet1.D3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log(2^k)</text:p>
          </table:table-cell>
          <table:table-cell office:value-type="string" calcext:value-type="string">
            <text:p>log(Nc)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formula="of:=LOG(2^[.A2])" office:value-type="float" office:value="4.8164799306237" calcext:value-type="float">
            <text:p>4.8164799306</text:p>
          </table:table-cell>
          <table:table-cell table:formula="of:=LOG([.B2])" office:value-type="float" office:value="0.602059991327962" calcext:value-type="float">
            <text:p>0.602059991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formula="of:=LOG(2^[.A3])" office:value-type="float" office:value="5.11750992628768" calcext:value-type="float">
            <text:p>5.1175099263</text:p>
          </table:table-cell>
          <table:table-cell table:formula="of:=LOG([.B3])" office:value-type="float" office:value="0.477121254719662" calcext:value-type="float">
            <text:p>0.477121254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formula="of:=LOG(2^[.A4])" office:value-type="float" office:value="5.41853992195166" calcext:value-type="float">
            <text:p>5.418539922</text:p>
          </table:table-cell>
          <table:table-cell table:formula="of:=LOG([.B4])" office:value-type="float" office:value="0.602059991327962" calcext:value-type="float">
            <text:p>0.602059991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table:formula="of:=LOG(2^[.A5])" office:value-type="float" office:value="5.71956991761564" calcext:value-type="float">
            <text:p>5.7195699176</text:p>
          </table:table-cell>
          <table:table-cell table:formula="of:=LOG([.B5])" office:value-type="float" office:value="0.778151250383644" calcext:value-type="float">
            <text:p>0.778151250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formula="of:=LOG(2^[.A6])" office:value-type="float" office:value="6.02059991327962" calcext:value-type="float">
            <text:p>6.0205999133</text:p>
          </table:table-cell>
          <table:table-cell table:formula="of:=LOG([.B6])" office:value-type="float" office:value="1.20411998265592" calcext:value-type="float">
            <text:p>1.204119982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table:formula="of:=LOG(2^[.A7])" office:value-type="float" office:value="6.3216299089436" calcext:value-type="float">
            <text:p>6.3216299089</text:p>
          </table:table-cell>
          <table:table-cell table:formula="of:=LOG([.B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table:formula="of:=LOG(2^[.A8])" office:value-type="float" office:value="6.62265990460759" calcext:value-type="float">
            <text:p>6.6226599046</text:p>
          </table:table-cell>
          <table:table-cell table:formula="of:=LOG([.B8])" office:value-type="float" office:value="0.778151250383644" calcext:value-type="float">
            <text:p>0.778151250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LOG(2^[.A9])" office:value-type="float" office:value="6.92368990027157" calcext:value-type="float">
            <text:p>6.9236899003</text:p>
          </table:table-cell>
          <table:table-cell table:formula="of:=LOG([.B9])" office:value-type="float" office:value="1.25527250510331" calcext:value-type="float">
            <text:p>1.255272505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table:formula="of:=LOG(2^[.A10])" office:value-type="float" office:value="7.22471989593555" calcext:value-type="float">
            <text:p>7.2247198959</text:p>
          </table:table-cell>
          <table:table-cell table:formula="of:=LOG([.B10])" office:value-type="float" office:value="1.34242268082221" calcext:value-type="float">
            <text:p>1.342422680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table:formula="of:=LOG(2^[.A11])" office:value-type="float" office:value="7.52574989159953" calcext:value-type="float">
            <text:p>7.5257498916</text:p>
          </table:table-cell>
          <table:table-cell table:formula="of:=LOG([.B11])" office:value-type="float" office:value="1.23044892137827" calcext:value-type="float">
            <text:p>1.230448921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table:formula="of:=LOG(2^[.A12])" office:value-type="float" office:value="7.82677988726351" calcext:value-type="float">
            <text:p>7.8267798873</text:p>
          </table:table-cell>
          <table:table-cell table:formula="of:=LOG([.B12])" office:value-type="float" office:value="1.44715803134222" calcext:value-type="float">
            <text:p>1.447158031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8" calcext:value-type="float">
            <text:p>58</text:p>
          </table:table-cell>
          <table:table-cell table:formula="of:=LOG(2^[.A13])" office:value-type="float" office:value="8.12780988292749" calcext:value-type="float">
            <text:p>8.1278098829</text:p>
          </table:table-cell>
          <table:table-cell table:formula="of:=LOG([.B13])" office:value-type="float" office:value="1.76342799356294" calcext:value-type="float">
            <text:p>1.763427993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3" calcext:value-type="float">
            <text:p>43</text:p>
          </table:table-cell>
          <table:table-cell table:formula="of:=LOG(2^[.A14])" office:value-type="float" office:value="8.42883987859147" calcext:value-type="float">
            <text:p>8.4288398786</text:p>
          </table:table-cell>
          <table:table-cell table:formula="of:=LOG([.B14])" office:value-type="float" office:value="1.63346845557959" calcext:value-type="float">
            <text:p>1.633468455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8" calcext:value-type="float">
            <text:p>38</text:p>
          </table:table-cell>
          <table:table-cell table:formula="of:=LOG(2^[.A15])" office:value-type="float" office:value="8.72986987425545" calcext:value-type="float">
            <text:p>8.7298698743</text:p>
          </table:table-cell>
          <table:table-cell table:formula="of:=LOG([.B15])" office:value-type="float" office:value="1.57978359661681" calcext:value-type="float">
            <text:p>1.579783596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91" calcext:value-type="float">
            <text:p>91</text:p>
          </table:table-cell>
          <table:table-cell table:formula="of:=LOG(2^[.A16])" office:value-type="float" office:value="9.03089986991943" calcext:value-type="float">
            <text:p>9.0308998699</text:p>
          </table:table-cell>
          <table:table-cell table:formula="of:=LOG([.B16])" office:value-type="float" office:value="1.95904139232109" calcext:value-type="float">
            <text:p>1.959041392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01" calcext:value-type="float">
            <text:p>101</text:p>
          </table:table-cell>
          <table:table-cell table:formula="of:=LOG(2^[.A17])" office:value-type="float" office:value="9.33192986558342" calcext:value-type="float">
            <text:p>9.3319298656</text:p>
          </table:table-cell>
          <table:table-cell table:formula="of:=LOG([.B17])" office:value-type="float" office:value="2.00432137378264" calcext:value-type="float">
            <text:p>2.004321373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78" calcext:value-type="float">
            <text:p>78</text:p>
          </table:table-cell>
          <table:table-cell table:formula="of:=LOG(2^[.A18])" office:value-type="float" office:value="9.6329598612474" calcext:value-type="float">
            <text:p>9.6329598612</text:p>
          </table:table-cell>
          <table:table-cell table:formula="of:=LOG([.B18])" office:value-type="float" office:value="1.89209460269048" calcext:value-type="float">
            <text:p>1.892094602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38" calcext:value-type="float">
            <text:p>138</text:p>
          </table:table-cell>
          <table:table-cell table:formula="of:=LOG(2^[.A19])" office:value-type="float" office:value="9.93398985691138" calcext:value-type="float">
            <text:p>9.9339898569</text:p>
          </table:table-cell>
          <table:table-cell table:formula="of:=LOG([.B19])" office:value-type="float" office:value="2.13987908640124" calcext:value-type="float">
            <text:p>2.139879086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44" calcext:value-type="float">
            <text:p>244</text:p>
          </table:table-cell>
          <table:table-cell table:formula="of:=LOG(2^[.A20])" office:value-type="float" office:value="10.2350198525754" calcext:value-type="float">
            <text:p>10.2350198526</text:p>
          </table:table-cell>
          <table:table-cell table:formula="of:=LOG([.B20])" office:value-type="float" office:value="2.38738982633873" calcext:value-type="float">
            <text:p>2.387389826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03" calcext:value-type="float">
            <text:p>203</text:p>
          </table:table-cell>
          <table:table-cell table:formula="of:=LOG(2^[.A21])" office:value-type="float" office:value="10.5360498482393" calcext:value-type="float">
            <text:p>10.5360498482</text:p>
          </table:table-cell>
          <table:table-cell table:formula="of:=LOG([.B21])" office:value-type="float" office:value="2.30749603791321" calcext:value-type="float">
            <text:p>2.307496037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20" calcext:value-type="float">
            <text:p>220</text:p>
          </table:table-cell>
          <table:table-cell table:formula="of:=LOG(2^[.A22])" office:value-type="float" office:value="10.8370798439033" calcext:value-type="float">
            <text:p>10.8370798439</text:p>
          </table:table-cell>
          <table:table-cell table:formula="of:=LOG([.B22])" office:value-type="float" office:value="2.34242268082221" calcext:value-type="float">
            <text:p>2.342422680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30" calcext:value-type="float">
            <text:p>430</text:p>
          </table:table-cell>
          <table:table-cell table:formula="of:=LOG(2^[.A23])" office:value-type="float" office:value="11.1381098395673" calcext:value-type="float">
            <text:p>11.1381098396</text:p>
          </table:table-cell>
          <table:table-cell table:formula="of:=LOG([.B23])" office:value-type="float" office:value="2.63346845557959" calcext:value-type="float">
            <text:p>2.633468455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72" calcext:value-type="float">
            <text:p>472</text:p>
          </table:table-cell>
          <table:table-cell table:formula="of:=LOG(2^[.A24])" office:value-type="float" office:value="11.4391398352313" calcext:value-type="float">
            <text:p>11.4391398352</text:p>
          </table:table-cell>
          <table:table-cell table:formula="of:=LOG([.B24])" office:value-type="float" office:value="2.67394199863409" calcext:value-type="float">
            <text:p>2.673941998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90" calcext:value-type="float">
            <text:p>390</text:p>
          </table:table-cell>
          <table:table-cell table:formula="of:=LOG(2^[.A25])" office:value-type="float" office:value="11.7401698308953" calcext:value-type="float">
            <text:p>11.7401698309</text:p>
          </table:table-cell>
          <table:table-cell table:formula="of:=LOG([.B25])" office:value-type="float" office:value="2.5910646070265" calcext:value-type="float">
            <text:p>2.59106460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74" calcext:value-type="float">
            <text:p>674</text:p>
          </table:table-cell>
          <table:table-cell table:formula="of:=LOG(2^[.A26])" office:value-type="float" office:value="12.0411998265592" calcext:value-type="float">
            <text:p>12.0411998266</text:p>
          </table:table-cell>
          <table:table-cell table:formula="of:=LOG([.B26])" office:value-type="float" office:value="2.82865989653532" calcext:value-type="float">
            <text:p>2.828659896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020" calcext:value-type="float">
            <text:p>1020</text:p>
          </table:table-cell>
          <table:table-cell table:formula="of:=LOG(2^[.A27])" office:value-type="float" office:value="12.3422298222232" calcext:value-type="float">
            <text:p>12.3422298222</text:p>
          </table:table-cell>
          <table:table-cell table:formula="of:=LOG([.B27])" office:value-type="float" office:value="3.00860017176192" calcext:value-type="float">
            <text:p>3.008600171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843" calcext:value-type="float">
            <text:p>843</text:p>
          </table:table-cell>
          <table:table-cell table:formula="of:=LOG(2^[.A28])" office:value-type="float" office:value="12.6432598178872" calcext:value-type="float">
            <text:p>12.6432598179</text:p>
          </table:table-cell>
          <table:table-cell table:formula="of:=LOG([.B28])" office:value-type="float" office:value="2.92582757462474" calcext:value-type="float">
            <text:p>2.925827574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852" calcext:value-type="float">
            <text:p>852</text:p>
          </table:table-cell>
          <table:table-cell table:formula="of:=LOG(2^[.A29])" office:value-type="float" office:value="12.9442898135512" calcext:value-type="float">
            <text:p>12.9442898136</text:p>
          </table:table-cell>
          <table:table-cell table:formula="of:=LOG([.B29])" office:value-type="float" office:value="2.9304395947667" calcext:value-type="float">
            <text:p>2.930439594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524" calcext:value-type="float">
            <text:p>1524</text:p>
          </table:table-cell>
          <table:table-cell table:formula="of:=LOG(2^[.A30])" office:value-type="float" office:value="13.2453198092152" calcext:value-type="float">
            <text:p>13.2453198092</text:p>
          </table:table-cell>
          <table:table-cell table:formula="of:=LOG([.B30])" office:value-type="float" office:value="3.18298496700358" calcext:value-type="float">
            <text:p>3.18298496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628" calcext:value-type="float">
            <text:p>1628</text:p>
          </table:table-cell>
          <table:table-cell table:formula="of:=LOG(2^[.A31])" office:value-type="float" office:value="13.5463498048792" calcext:value-type="float">
            <text:p>13.5463498049</text:p>
          </table:table-cell>
          <table:table-cell table:formula="of:=LOG([.B31])" office:value-type="float" office:value="3.21165440055318" calcext:value-type="float">
            <text:p>3.211654400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156" calcext:value-type="float">
            <text:p>1156</text:p>
          </table:table-cell>
          <table:table-cell table:formula="of:=LOG(2^[.A32])" office:value-type="float" office:value="13.8473798005431" calcext:value-type="float">
            <text:p>13.8473798005</text:p>
          </table:table-cell>
          <table:table-cell table:formula="of:=LOG([.B32])" office:value-type="float" office:value="3.06295783408451" calcext:value-type="float">
            <text:p>3.062957834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708" calcext:value-type="float">
            <text:p>1708</text:p>
          </table:table-cell>
          <table:table-cell table:formula="of:=LOG(2^[.A33])" office:value-type="float" office:value="14.1484097962071" calcext:value-type="float">
            <text:p>14.1484097962</text:p>
          </table:table-cell>
          <table:table-cell table:formula="of:=LOG([.B33])" office:value-type="float" office:value="3.23248786635299" calcext:value-type="float">
            <text:p>3.232487866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626" calcext:value-type="float">
            <text:p>2626</text:p>
          </table:table-cell>
          <table:table-cell table:formula="of:=LOG(2^[.A34])" office:value-type="float" office:value="14.4494397918711" calcext:value-type="float">
            <text:p>14.4494397919</text:p>
          </table:table-cell>
          <table:table-cell table:formula="of:=LOG([.B34])" office:value-type="float" office:value="3.41929472175346" calcext:value-type="float">
            <text:p>3.419294721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031" calcext:value-type="float">
            <text:p>2031</text:p>
          </table:table-cell>
          <table:table-cell table:formula="of:=LOG(2^[.A35])" office:value-type="float" office:value="14.7504697875351" calcext:value-type="float">
            <text:p>14.7504697875</text:p>
          </table:table-cell>
          <table:table-cell table:formula="of:=LOG([.B35])" office:value-type="float" office:value="3.30770992340481" calcext:value-type="float">
            <text:p>3.307709923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632" calcext:value-type="float">
            <text:p>1632</text:p>
          </table:table-cell>
          <table:table-cell table:formula="of:=LOG(2^[.A36])" office:value-type="float" office:value="15.0514997831991" calcext:value-type="float">
            <text:p>15.0514997832</text:p>
          </table:table-cell>
          <table:table-cell table:formula="of:=LOG([.B36])" office:value-type="float" office:value="3.21272015441784" calcext:value-type="float">
            <text:p>3.212720154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date>2016-05-17T18:13:29.667212493</dc:date>
    <meta:editing-duration>P0D</meta:editing-duration>
    <meta:editing-cycles>1</meta:editing-cycles>
    <meta:document-statistic meta:table-count="1" meta:cell-count="14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904cm" svg:y="3.952cm" style:legend-expansion="high" chart:style-name="ch2"/>
        <chart:plot-area chart:style-name="ch3" table:cell-range-address="Sheet1.C2:Sheet1.D36" svg:x="0.32cm" svg:y="0.18cm" svg:width="11.264cm" svg:height="8.64cm">
          <chartooo:coordinate-region svg:x="1.047cm" svg:y="0.379cm" svg:width="10.35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D2:Sheet1.D36" chart:class="chart:scatter">
            <chart:domain table:cell-range-address="Sheet1.C2:Sheet1.C36"/>
            <chart:regression-curve chart:style-name="ch7">
              <chart:equation chart:display-equation="true" chart:display-r-square="true"/>
            </chart:regression-curve>
            <chart:data-point chart:repeated="3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.8164799306237">
                <text:p>4.8164799306237</text:p>
                <draw:g>
                  <svg:desc>Sheet1.C2:Sheet1.C36</svg:desc>
                </draw:g>
              </table:table-cell>
              <table:table-cell office:value-type="float" office:value="0.602059991327962">
                <text:p>0.602059991327962</text:p>
                <draw:g>
                  <svg:desc>Sheet1.D2:Sheet1.D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.11750992628768">
                <text:p>5.11750992628768</text:p>
              </table:table-cell>
              <table:table-cell office:value-type="float" office:value="0.477121254719662">
                <text:p>0.47712125471966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.41853992195166">
                <text:p>5.41853992195166</text:p>
              </table:table-cell>
              <table:table-cell office:value-type="float" office:value="0.602059991327962">
                <text:p>0.60205999132796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.71956991761564">
                <text:p>5.71956991761564</text:p>
              </table:table-cell>
              <table:table-cell office:value-type="float" office:value="0.778151250383644">
                <text:p>0.77815125038364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.02059991327962">
                <text:p>6.02059991327962</text:p>
              </table:table-cell>
              <table:table-cell office:value-type="float" office:value="1.20411998265592">
                <text:p>1.2041199826559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.3216299089436">
                <text:p>6.32162990894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.62265990460759">
                <text:p>6.62265990460759</text:p>
              </table:table-cell>
              <table:table-cell office:value-type="float" office:value="0.778151250383644">
                <text:p>0.77815125038364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.92368990027157">
                <text:p>6.92368990027157</text:p>
              </table:table-cell>
              <table:table-cell office:value-type="float" office:value="1.25527250510331">
                <text:p>1.2552725051033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.22471989593555">
                <text:p>7.22471989593555</text:p>
              </table:table-cell>
              <table:table-cell office:value-type="float" office:value="1.34242268082221">
                <text:p>1.3424226808222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.52574989159953">
                <text:p>7.52574989159953</text:p>
              </table:table-cell>
              <table:table-cell office:value-type="float" office:value="1.23044892137827">
                <text:p>1.2304489213782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.82677988726351">
                <text:p>7.82677988726351</text:p>
              </table:table-cell>
              <table:table-cell office:value-type="float" office:value="1.44715803134222">
                <text:p>1.4471580313422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.12780988292749">
                <text:p>8.12780988292749</text:p>
              </table:table-cell>
              <table:table-cell office:value-type="float" office:value="1.76342799356294">
                <text:p>1.7634279935629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.42883987859147">
                <text:p>8.42883987859147</text:p>
              </table:table-cell>
              <table:table-cell office:value-type="float" office:value="1.63346845557959">
                <text:p>1.6334684555795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.72986987425545">
                <text:p>8.72986987425545</text:p>
              </table:table-cell>
              <table:table-cell office:value-type="float" office:value="1.57978359661681">
                <text:p>1.5797835966168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.03089986991943">
                <text:p>9.03089986991943</text:p>
              </table:table-cell>
              <table:table-cell office:value-type="float" office:value="1.95904139232109">
                <text:p>1.9590413923210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.33192986558342">
                <text:p>9.33192986558342</text:p>
              </table:table-cell>
              <table:table-cell office:value-type="float" office:value="2.00432137378264">
                <text:p>2.0043213737826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.6329598612474">
                <text:p>9.6329598612474</text:p>
              </table:table-cell>
              <table:table-cell office:value-type="float" office:value="1.89209460269048">
                <text:p>1.8920946026904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.93398985691138">
                <text:p>9.93398985691138</text:p>
              </table:table-cell>
              <table:table-cell office:value-type="float" office:value="2.13987908640124">
                <text:p>2.1398790864012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.2350198525754">
                <text:p>10.2350198525754</text:p>
              </table:table-cell>
              <table:table-cell office:value-type="float" office:value="2.38738982633873">
                <text:p>2.3873898263387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.5360498482393">
                <text:p>10.5360498482393</text:p>
              </table:table-cell>
              <table:table-cell office:value-type="float" office:value="2.30749603791321">
                <text:p>2.3074960379132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.8370798439033">
                <text:p>10.8370798439033</text:p>
              </table:table-cell>
              <table:table-cell office:value-type="float" office:value="2.34242268082221">
                <text:p>2.3424226808222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1.1381098395673">
                <text:p>11.1381098395673</text:p>
              </table:table-cell>
              <table:table-cell office:value-type="float" office:value="2.63346845557959">
                <text:p>2.6334684555795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.4391398352313">
                <text:p>11.4391398352313</text:p>
              </table:table-cell>
              <table:table-cell office:value-type="float" office:value="2.67394199863409">
                <text:p>2.6739419986340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.7401698308953">
                <text:p>11.7401698308953</text:p>
              </table:table-cell>
              <table:table-cell office:value-type="float" office:value="2.5910646070265">
                <text:p>2.591064607026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.0411998265592">
                <text:p>12.0411998265592</text:p>
              </table:table-cell>
              <table:table-cell office:value-type="float" office:value="2.82865989653532">
                <text:p>2.8286598965353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.3422298222232">
                <text:p>12.3422298222232</text:p>
              </table:table-cell>
              <table:table-cell office:value-type="float" office:value="3.00860017176192">
                <text:p>3.0086001717619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2.6432598178872">
                <text:p>12.6432598178872</text:p>
              </table:table-cell>
              <table:table-cell office:value-type="float" office:value="2.92582757462474">
                <text:p>2.9258275746247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2.9442898135512">
                <text:p>12.9442898135512</text:p>
              </table:table-cell>
              <table:table-cell office:value-type="float" office:value="2.9304395947667">
                <text:p>2.930439594766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3.2453198092152">
                <text:p>13.2453198092152</text:p>
              </table:table-cell>
              <table:table-cell office:value-type="float" office:value="3.18298496700358">
                <text:p>3.1829849670035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3.5463498048792">
                <text:p>13.5463498048792</text:p>
              </table:table-cell>
              <table:table-cell office:value-type="float" office:value="3.21165440055318">
                <text:p>3.2116544005531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3.8473798005431">
                <text:p>13.8473798005431</text:p>
              </table:table-cell>
              <table:table-cell office:value-type="float" office:value="3.06295783408451">
                <text:p>3.0629578340845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4.1484097962071">
                <text:p>14.1484097962071</text:p>
              </table:table-cell>
              <table:table-cell office:value-type="float" office:value="3.23248786635299">
                <text:p>3.2324878663529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4.4494397918711">
                <text:p>14.4494397918711</text:p>
              </table:table-cell>
              <table:table-cell office:value-type="float" office:value="3.41929472175346">
                <text:p>3.4192947217534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4.7504697875351">
                <text:p>14.7504697875351</text:p>
              </table:table-cell>
              <table:table-cell office:value-type="float" office:value="3.30770992340481">
                <text:p>3.3077099234048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5.0514997831991">
                <text:p>15.0514997831991</text:p>
              </table:table-cell>
              <table:table-cell office:value-type="float" office:value="3.21272015441784">
                <text:p>3.2127201544178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